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0pt" officeooo:rsid="0007e1a7" officeooo:paragraph-rsid="0007e1a7" style:font-size-asian="10pt" style:font-size-complex="10pt"/>
    </style:style>
    <style:style style:name="P2" style:family="paragraph" style:parent-style-name="Standard">
      <style:text-properties style:font-name="Ubuntu" fo:font-size="10pt" officeooo:rsid="0007e1a7" officeooo:paragraph-rsid="0007e1a7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C 2P91 – Assignment 1</text:p>
      <text:p text:style-name="P2">Sample Output</text:p>
      <text:p text:style-name="P2">Matt Laidman</text:p>
      <text:p text:style-name="P2">5199807</text:p>
      <text:p text:style-name="P2">ml12ef</text:p>
      <text:p text:style-name="P2">February 5, 2015</text:p>
      <text:p text:style-name="P1"/>
      <text:p text:style-name="P1">matt@matt-laptop-ubuntu:~/Desktop/2p91/assign1$ ./calculate factorial 20</text:p>
      <text:p text:style-name="P1">20!=2432902008176640000</text:p>
      <text:p text:style-name="P1"/>
      <text:p text:style-name="P1">matt@matt-laptop-ubuntu:~/Desktop/2p91/assign1$ ./calculate fibonacci 75</text:p>
      <text:p text:style-name="P1">fib(75)=2111485077978050</text:p>
      <text:p text:style-name="P1"/>
      <text:p text:style-name="P1">matt@matt-laptop-ubuntu:~/Desktop/2p91/assign1$ ./factorize</text:p>
      <text:p text:style-name="P1">1. Factors</text:p>
      <text:p text:style-name="P1">2. Prime Factors</text:p>
      <text:p text:style-name="P1">0. Stop</text:p>
      <text:p text:style-name="P1">1</text:p>
      <text:p text:style-name="P1">Number to factorize: 18</text:p>
      <text:p text:style-name="P1">1<text:tab/>2<text:tab/>3<text:tab/>6<text:tab/>9<text:tab/>18<text:tab/></text:p>
      <text:p text:style-name="P1">1. Factors</text:p>
      <text:p text:style-name="P1">2. Prime Factors</text:p>
      <text:p text:style-name="P1">0. Stop</text:p>
      <text:p text:style-name="P1">2</text:p>
      <text:p text:style-name="P1">Number to factorize: 18</text:p>
      <text:p text:style-name="P1">2<text:tab/>3<text:tab/>3<text:tab/></text:p>
      <text:p text:style-name="P1">1. Factors</text:p>
      <text:p text:style-name="P1">2. Prime Factors</text:p>
      <text:p text:style-name="P1">0. Stop</text:p>
      <text:p text:style-name="P1">0</text:p>
      <text:p text:style-name="P1"/>
      <text:p text:style-name="P1">matt@matt-laptop-ubuntu:~/Desktop/2p91/assign1$ ./fractions</text:p>
      <text:p text:style-name="P1">Enter fraction (0 to end): 44/11</text:p>
      <text:p text:style-name="P1">4/1</text:p>
      <text:p text:style-name="P1">Enter fraction (0 to end): 11/44</text:p>
      <text:p text:style-name="P1">1/4</text:p>
      <text:p text:style-name="P1">Enter fraction (0 to end): 12</text:p>
      <text:p text:style-name="P1">12/1</text:p>
      <text:p text:style-name="P1">Enter fraction (0 to end): 1/12</text:p>
      <text:p text:style-name="P1">1/12</text:p>
      <text:p text:style-name="P1">Enter fraction (0 to end): 0</text:p>
      <text:p text:style-name="P1"/>
      <text:p text:style-name="P1">matt@matt-laptop-ubuntu:~/Desktop/2p91/assign1$ ./hanoi 3</text:p>
      <text:p text:style-name="P1">Initial</text:p>
      <text:p text:style-name="P1"><text:s text:c="2"/>[|] <text:s text:c="5"/>| <text:s text:c="6"/>| <text:s text:c="2"/></text:p>
      <text:p text:style-name="P1"><text:s/>[ | ] <text:s text:c="4"/>| <text:s text:c="6"/>| <text:s text:c="2"/></text:p>
      <text:p text:style-name="P1">[ <text:s/>| <text:s/>] <text:s text:c="3"/>| <text:s text:c="6"/>| <text:s text:c="2"/></text:p>
      <text:p text:style-name="P1">=======================</text:p>
      <text:p text:style-name="P1"/>
      <text:p text:style-name="P1">Move 1 from A to C</text:p>
      <text:p text:style-name="P1"><text:s text:c="3"/>| <text:s text:c="6"/>| <text:s text:c="6"/>| <text:s text:c="2"/></text:p>
      <text:p text:style-name="P1"><text:s/>[ | ] <text:s text:c="4"/>| <text:s text:c="6"/>| <text:s text:c="2"/></text:p>
      <text:p text:style-name="P1">[ <text:s/>| <text:s/>] <text:s text:c="3"/>| <text:s text:c="5"/>[|] <text:s/></text:p>
      <text:p text:style-name="P1">=======================</text:p>
      <text:p text:style-name="P1"/>
      <text:p text:style-name="P1">Move 1 from A to B</text:p>
      <text:p text:style-name="P1"><text:s text:c="3"/>| <text:s text:c="6"/>| <text:s text:c="6"/>| <text:s text:c="2"/></text:p>
      <text:p text:style-name="P1"><text:s text:c="3"/>| <text:s text:c="6"/>| <text:s text:c="6"/>| <text:s text:c="2"/></text:p>
      <text:p text:style-name="P1"><text:soft-page-break/>[ <text:s/>| <text:s/>] <text:s/>[ | ] <text:s text:c="3"/>[|] <text:s/></text:p>
      <text:p text:style-name="P1">=======================</text:p>
      <text:p text:style-name="P1"/>
      <text:p text:style-name="P1">Move 1 from C to B</text:p>
      <text:p text:style-name="P1"><text:s text:c="3"/>| <text:s text:c="6"/>| <text:s text:c="6"/>| <text:s text:c="2"/></text:p>
      <text:p text:style-name="P1"><text:s text:c="3"/>| <text:s text:c="5"/>[|] <text:s text:c="5"/>| <text:s text:c="2"/></text:p>
      <text:p text:style-name="P1">[ <text:s/>| <text:s/>] <text:s/>[ | ] <text:s text:c="4"/>| <text:s text:c="2"/></text:p>
      <text:p text:style-name="P1">=======================</text:p>
      <text:p text:style-name="P1"/>
      <text:p text:style-name="P1">Move 1 from A to C</text:p>
      <text:p text:style-name="P1"><text:s text:c="3"/>| <text:s text:c="6"/>| <text:s text:c="6"/>| <text:s text:c="2"/></text:p>
      <text:p text:style-name="P1"><text:s text:c="3"/>| <text:s text:c="5"/>[|] <text:s text:c="5"/>| <text:s text:c="2"/></text:p>
      <text:p text:style-name="P1"><text:s text:c="3"/>| <text:s text:c="4"/>[ | ] <text:s/>[ <text:s/>| <text:s/>]</text:p>
      <text:p text:style-name="P1">=======================</text:p>
      <text:p text:style-name="P1"/>
      <text:p text:style-name="P1">Move 1 from B to A</text:p>
      <text:p text:style-name="P1"><text:s text:c="3"/>| <text:s text:c="6"/>| <text:s text:c="6"/>| <text:s text:c="2"/></text:p>
      <text:p text:style-name="P1"><text:s text:c="3"/>| <text:s text:c="6"/>| <text:s text:c="6"/>| <text:s text:c="2"/></text:p>
      <text:p text:style-name="P1"><text:s text:c="2"/>[|] <text:s text:c="3"/>[ | ] <text:s/>[ <text:s/>| <text:s/>]</text:p>
      <text:p text:style-name="P1">=======================</text:p>
      <text:p text:style-name="P1"/>
      <text:p text:style-name="P1">Move 1 from B to C</text:p>
      <text:p text:style-name="P1"><text:s text:c="3"/>| <text:s text:c="6"/>| <text:s text:c="6"/>| <text:s text:c="2"/></text:p>
      <text:p text:style-name="P1"><text:s text:c="3"/>| <text:s text:c="6"/>| <text:s text:c="4"/>[ | ] </text:p>
      <text:p text:style-name="P1"><text:s text:c="2"/>[|] <text:s text:c="5"/>| <text:s text:c="3"/>[ <text:s/>| <text:s/>]</text:p>
      <text:p text:style-name="P1">=======================</text:p>
      <text:p text:style-name="P1"/>
      <text:p text:style-name="P1">Move 1 from A to C</text:p>
      <text:p text:style-name="P1"><text:s text:c="3"/>| <text:s text:c="6"/>| <text:s text:c="5"/>[|] <text:s/></text:p>
      <text:p text:style-name="P1"><text:s text:c="3"/>| <text:s text:c="6"/>| <text:s text:c="4"/>[ | ] </text:p>
      <text:p text:style-name="P1"><text:s text:c="3"/>| <text:s text:c="6"/>| <text:s text:c="3"/>[ <text:s/>| <text:s/>]</text:p>
      <text:p text:style-name="P1">=======================</text:p>
      <text:p text:style-name="P1"/>
      <text:p text:style-name="P1">7 mo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9:13:50.939671856</meta:creation-date>
    <dc:date>2015-02-04T19:18:17.995911577</dc:date>
    <meta:editing-duration>PT4M28S</meta:editing-duration>
    <meta:editing-cycles>1</meta:editing-cycles>
    <meta:document-statistic meta:table-count="0" meta:image-count="0" meta:object-count="0" meta:page-count="2" meta:paragraph-count="79" meta:word-count="262" meta:character-count="1653" meta:non-whitespace-character-count="1115"/>
    <meta:generator>LibreOffice/4.3.3.2$Linux_X86_64 LibreOffice_project/430m0$Build-2</meta:generator>
  </office:meta>
</office:document-meta>
</file>